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14.svm"/>
  <manifest:file-entry manifest:media-type="" manifest:full-path="Pictures/TablePreview4.svm"/>
  <manifest:file-entry manifest:media-type="" manifest:full-path="Pictures/TablePreview7.svm"/>
  <manifest:file-entry manifest:media-type="" manifest:full-path="Pictures/2000005D0000234900000C9434EDA1D6.svm"/>
  <manifest:file-entry manifest:media-type="" manifest:full-path="Pictures/TablePreview10.svm"/>
  <manifest:file-entry manifest:media-type="image/png" manifest:full-path="Pictures/10000000000000200000002000309F1C.png"/>
  <manifest:file-entry manifest:media-type="" manifest:full-path="Pictures/TablePreview13.svm"/>
  <manifest:file-entry manifest:media-type="" manifest:full-path="Pictures/TablePreview3.svm"/>
  <manifest:file-entry manifest:media-type="" manifest:full-path="Pictures/TablePreview16.svm"/>
  <manifest:file-entry manifest:media-type="" manifest:full-path="Pictures/TablePreview6.svm"/>
  <manifest:file-entry manifest:media-type="" manifest:full-path="Pictures/TablePreview9.svm"/>
  <manifest:file-entry manifest:media-type="" manifest:full-path="Pictures/TablePreview12.svm"/>
  <manifest:file-entry manifest:media-type="" manifest:full-path="Pictures/TablePreview2.svm"/>
  <manifest:file-entry manifest:media-type="" manifest:full-path="Pictures/TablePreview15.svm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2cm" draw:marker-start-width="0.5cm" draw:marker-end="Linienende_20_1" draw:marker-end-width="0.6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svg:stroke-width="0.2cm" draw:marker-start-width="0.5cm" draw:marker-end="Linienende_20_1" draw:marker-end-width="0.5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2.59cm" fo:padding-top="0.125cm" fo:padding-bottom="0.125cm" fo:padding-left="0.25cm" fo:padding-right="0.25cm" draw:shadow="hidden" draw:shadow-offset-x="0.3cm" draw:shadow-offset-y="0.3cm" draw:shadow-color="#808080"/>
    </style:style>
    <style:style style:name="co1" style:family="table-column">
      <style:table-column-properties style:column-width="7.988cm" style:use-optimal-column-width="false"/>
    </style:style>
    <style:style style:name="co2" style:family="table-column">
      <style:table-column-properties style:column-width="7.992cm" style:use-optimal-column-width="false"/>
    </style:style>
    <style:style style:name="co3" style:family="table-column">
      <style:table-column-properties style:column-width="6.508cm" style:use-optimal-column-width="false"/>
    </style:style>
    <style:style style:name="co4" style:family="table-column">
      <style:table-column-properties style:column-width="10.372cm" style:use-optimal-column-width="false"/>
    </style:style>
    <style:style style:name="co5" style:family="table-column">
      <style:table-column-properties style:column-width="9.066cm" style:use-optimal-column-width="false"/>
    </style:style>
    <style:style style:name="co6" style:family="table-column">
      <style:table-column-properties style:column-width="6.5cm" style:use-optimal-column-width="false"/>
    </style:style>
    <style:style style:name="co7" style:family="table-column">
      <style:table-column-properties style:column-width="5.153cm" style:use-optimal-column-width="false"/>
    </style:style>
    <style:style style:name="co8" style:family="table-column">
      <style:table-column-properties style:column-width="6.467cm" style:use-optimal-column-width="false"/>
    </style:style>
    <style:style style:name="co9" style:family="table-column">
      <style:table-column-properties style:column-width="11.5cm" style:use-optimal-column-width="false"/>
    </style:style>
    <style:style style:name="co10" style:family="table-column">
      <style:table-column-properties style:column-width="3.445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.688cm"/>
    </style:style>
    <style:style style:name="ro3" style:family="table-row">
      <style:table-row-properties style:row-height="0.675cm"/>
    </style:style>
    <style:style style:name="ro4" style:family="table-row">
      <style:table-row-properties style:row-height="1.623cm"/>
    </style:style>
    <style:style style:name="ro5" style:family="table-row">
      <style:table-row-properties style:row-height="1.008cm"/>
    </style:style>
    <style:style style:name="ro6" style:family="table-row">
      <style:table-row-properties style:row-height="1.717cm"/>
    </style:style>
    <style:style style:name="ro7" style:family="table-row">
      <style:table-row-properties style:row-height="1.149cm"/>
    </style:style>
    <style:style style:name="ro8" style:family="table-row">
      <style:table-row-properties style:row-height="2.097cm"/>
    </style:style>
    <style:style style:name="ro9" style:family="table-row">
      <style:table-row-properties style:row-height="0.913cm"/>
    </style:style>
    <style:style style:name="ce1" style:family="table-cell">
      <style:graphic-properties draw:fill-color="#ffff66" style:repeat="repeat" fo:padding-top="0.1cm" fo:padding-bottom="0.1cm" fo:padding-left="0.1cm" fo:padding-right="0.1cm"/>
      <style:paragraph-properties fo:text-align="center" fo:border="0.01cm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draw:fill-color="#e6e64c" style:repeat="repeat" fo:padding-top="0.1cm" fo:padding-bottom="0.1cm" fo:padding-left="0.1cm" fo:padding-right="0.1cm"/>
      <style:paragraph-properties fo:border="0.01cm solid #000000"/>
      <style:text-properties fo:font-size="12pt" style:font-size-asian="12pt" style:font-size-complex="12pt"/>
    </style:style>
    <style:style style:name="ce3" style:family="table-cell">
      <style:graphic-properties draw:fill-color="#ffff66" style:repeat="repeat" fo:padding-top="0.1cm" fo:padding-bottom="0.1cm" fo:padding-left="0.1cm" fo:padding-right="0.1cm"/>
      <style:paragraph-properties fo:border="0.01cm solid #000000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5.25cm" style:type="center"/>
          <style:tab-stop style:position="9.638cm" style:type="right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5.25cm" style:type="center"/>
          <style:tab-stop style:position="9.638cm" style:type="right"/>
        </style:tab-stops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32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en" style:country-asian="US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10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7.987cm" svg:height="10.361cm" svg:x="1.035cm" svg:y="7.97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Node</text:span></text:p>
              </table:table-cell>
            </table:table-row>
            <table:table-row table:style-name="ro1">
              <table:table-cell table:style-name="ce2">
                <text:p><text:span text:style-name="T2">parentNode: Node</text:span></text:p>
                <text:p><text:span text:style-name="T2">childNodes: NodeList</text:span></text:p>
                <text:p><text:span text:style-name="T2">firstChild: Node</text:span></text:p>
                <text:p><text:span text:style-name="T2">lastChild: Node</text:span></text:p>
                <text:p><text:span text:style-name="T2">nextSibling: Node</text:span></text:p>
                <text:p><text:span text:style-name="T2">previousSibling: Node</text:span></text:p>
                <text:p><text:span text:style-name="T2">attributes: NamedNodeMap</text:span></text:p>
                <text:p><text:span text:style-name="T2">nodeName: string</text:span></text:p>
                <text:p><text:span text:style-name="T2">nodeType: number</text:span></text:p>
                <text:p><text:span text:style-name="T2">nodeValue: string</text:span></text:p>
                <text:p><text:span text:style-name="T2">parentNode: Node</text:span></text:p>
                <text:p><text:span text:style-name="T2">textContent: string</text:span></text:p>
              </table:table-cell>
            </table:table-row>
            <table:table-row table:style-name="ro1">
              <table:table-cell table:style-name="ce3">
                <text:p><text:span text:style-name="T2">appendChild(...): Node</text:span></text:p>
                <text:p><text:span text:style-name="T2">cloneNode(...): Node</text:span></text:p>
                <text:p><text:span text:style-name="T2">hasAttributes(): boolean</text:span></text:p>
                <text:p><text:span text:style-name="T2">hasChildNodes(): boolean</text:span></text:p>
                <text:p><text:span text:style-name="T2">insertBefore(...): Node</text:span></text:p>
                <text:p><text:span text:style-name="T2">removeChild(...): Node</text:span></text:p>
                <text:p><text:span text:style-name="T2">replaceChild(...): Nod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7.991cm" svg:height="2.985cm" svg:x="1.049cm" svg:y="3.21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 text:style-name="P1"><text:span text:style-name="T1">EventTarget</text:span></text:p>
              </table:table-cell>
            </table:table-row>
            <table:table-row table:style-name="ro3">
              <table:table-cell table:style-name="ce2"/>
            </table:table-row>
            <table:table-row table:style-name="ro4">
              <table:table-cell table:style-name="ce3">
                <text:p><text:span text:style-name="T2">addEventListener(...): void</text:span></text:p>
                <text:p><text:span text:style-name="T2">dispatchEvent(...): boolean</text:span></text:p>
                <text:p><text:span text:style-name="T2">removeEventListener(...): voi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4" draw:id="id4" draw:layer="layout" svg:width="6.507cm" svg:height="3.873cm" svg:x="0.992cm" svg:y="20.739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1">
                <text:p text:style-name="P1"><text:span text:style-name="T1">CharacterData</text:span></text:p>
              </table:table-cell>
            </table:table-row>
            <table:table-row table:style-name="ro5">
              <table:table-cell table:style-name="ce2">
                <text:p><text:span text:style-name="T2">data: string</text:span></text:p>
                <text:p><text:span text:style-name="T2">length: number</text:span></text:p>
              </table:table-cell>
            </table:table-row>
            <table:table-row table:style-name="ro6">
              <table:table-cell table:style-name="ce3">
                <text:p><text:span text:style-name="T2">appendData(...: void</text:span></text:p>
                <text:p><text:span text:style-name="T2">deleteData(...: void</text:span></text:p>
                <text:p><text:span text:style-name="T2">insertData(...): void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7" draw:id="id7" draw:layer="layout" svg:width="10.371cm" svg:height="12.731cm" svg:x="14.628cm" svg:y="15.91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1"><text:span text:style-name="T1">Document <text:s/>(implementing HTMLDocument)</text:span></text:p>
              </table:table-cell>
            </table:table-row>
            <table:table-row table:style-name="ro1">
              <table:table-cell table:style-name="ce2">
                <text:p><text:span text:style-name="T2">URL: string</text:span></text:p>
                <text:p><text:span text:style-name="T2">cookie: string</text:span></text:p>
                <text:p><text:span text:style-name="T2">doctype: DocumentType</text:span></text:p>
                <text:p><text:span text:style-name="T2">location: Location</text:span></text:p>
                <text:p><text:span text:style-name="T2">rootElement: SVGSVGElement</text:span></text:p>
                <text:p><text:span text:style-name="T2">forms: HTMLCollection</text:span></text:p>
                <text:p><text:span text:style-name="T2">scripts: HTMLCollection</text:span></text:p>
                <text:p><text:span text:style-name="T2">styleSheets: StyleSheetList</text:span></text:p>
                <text:p><text:span text:style-name="T2">title: string</text:span></text:p>
                <text:p><text:span text:style-name="T2">xmlVersion: string</text:span></text:p>
              </table:table-cell>
            </table:table-row>
            <table:table-row table:style-name="ro1">
              <table:table-cell table:style-name="ce3">
                <text:p><text:span text:style-name="T2">createAttribute(...): Attr</text:span></text:p>
                <text:p><text:span text:style-name="T2">createElement(...): HTMLElement</text:span></text:p>
                <text:p><text:span text:style-name="T2">createTextNode(...): Text</text:span></text:p>
                <text:p><text:span text:style-name="T2">focus(): void</text:span></text:p>
                <text:p><text:span text:style-name="T2">getElementById(...): HTMLElement</text:span></text:p>
                <text:p><text:span text:style-name="T2">getElementsByClassName(...): NodeListOf&lt;Element&gt;</text:span></text:p>
                <text:p><text:span text:style-name="T2">getElementsByName(...): NodeListOf&lt;Element&gt;</text:span></text:p>
                <text:p><text:span text:style-name="T2">getElementsByTagName(...): NodeListOf&lt;?&gt;</text:span></text:p>
                <text:p><text:span text:style-name="T2">getSelection(): Selection</text:span></text:p>
                <text:p><text:span text:style-name="T2">hasFocus(): boolean</text:span></text:p>
                <text:p><text:span text:style-name="T2">open(...): Document</text:span></text:p>
                <text:p><text:span text:style-name="T2">releaseEvents(): void</text:span></text:p>
                <text:p><text:span text:style-name="T2">write(...): void</text:span></text:p>
                <text:p><text:span text:style-name="T2">writeln(...): void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5" draw:id="id5" draw:layer="layout" svg:width="9.065cm" svg:height="9.413cm" svg:x="10.524cm" svg:y="1.142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1">
                <text:p text:style-name="P1"><text:span text:style-name="T1">Element</text:span></text:p>
              </table:table-cell>
            </table:table-row>
            <table:table-row table:style-name="ro1">
              <table:table-cell table:style-name="ce2">
                <text:p><text:span text:style-name="T2">clientHeight: number</text:span></text:p>
                <text:p><text:span text:style-name="T2">clientLeft: number</text:span></text:p>
                <text:p><text:span text:style-name="T2">clientTop: number</text:span></text:p>
                <text:p><text:span text:style-name="T2">clientWidth: number</text:span></text:p>
                <text:p><text:span text:style-name="T2">tagName: string</text:span></text:p>
                <text:p><text:span text:style-name="T2">id: string</text:span></text:p>
                <text:p><text:span text:style-name="T2">className: string</text:span></text:p>
              </table:table-cell>
            </table:table-row>
            <table:table-row table:style-name="ro1">
              <table:table-cell table:style-name="ce3">
                <text:p><text:span text:style-name="T2">getAttribute(...): string</text:span></text:p>
                <text:p><text:span text:style-name="T2">getAttributeNode(...): Attr</text:span></text:p>
                <text:p><text:span text:style-name="T2">getBoundingClientRect(): ClientRect</text:span></text:p>
                <text:p><text:span text:style-name="T2">getClientRects(): ClientRectList</text:span></text:p>
                <text:p><text:span text:style-name="T2">getElementsByTagName(...): NodeListOf&lt;?&gt;</text:span></text:p>
                <text:p><text:span text:style-name="T2">hasAttribute(...): boolean</text:span></text:p>
                <text:p><text:span text:style-name="T2">removeAttribute(...): void</text:span></text:p>
                <text:p><text:span text:style-name="T2">removeAttributeNode(...): Attr</text:span></text:p>
                <text:p><text:span text:style-name="T2">setAttribute(...): void</text:span></text:p>
                <text:p><text:span text:style-name="T2">setAttributeNode(...): Attr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6" draw:id="id6" draw:layer="layout" svg:width="9.065cm" svg:height="7.991cm" svg:x="21.563cm" svg:y="1.837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1">
                <text:p text:style-name="P1"><text:span text:style-name="T1">HTMLElement</text:span></text:p>
              </table:table-cell>
            </table:table-row>
            <table:table-row table:style-name="ro1">
              <table:table-cell table:style-name="ce2">
                <text:p><text:span text:style-name="T2">children: HTMLCollection</text:span></text:p>
                <text:p><text:span text:style-name="T2">draggable: boolean</text:span></text:p>
                <text:p><text:span text:style-name="T2">innerHTML: string</text:span></text:p>
                <text:p><text:span text:style-name="T2">innerText: string</text:span></text:p>
                <text:p><text:span text:style-name="T2">offsetHeight: number</text:span></text:p>
                <text:p><text:span text:style-name="T2">offsetLeft: number</text:span></text:p>
                <text:p><text:span text:style-name="T2">offsetParent: Element</text:span></text:p>
                <text:p><text:span text:style-name="T2">offsetTop: number</text:span></text:p>
                <text:p><text:span text:style-name="T2">offsetWidth: number</text:span></text:p>
                <text:p><text:span text:style-name="T2">outerHTML: string</text:span></text:p>
                <text:p><text:span text:style-name="T2">outerText: string</text:span></text:p>
              </table:table-cell>
            </table:table-row>
            <table:table-row table:style-name="ro1">
              <table:table-cell table:style-name="ce3">
                <text:p><text:span text:style-name="T2">contains(...): boolean</text:span></text:p>
                <text:p><text:span text:style-name="T2">dragDrop(): boolean</text:span></text:p>
                <text:p><text:span text:style-name="T2">setActive(): void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8" draw:id="id8" draw:layer="layout" svg:width="6.499cm" svg:height="2.511cm" svg:x="1cm" svg:y="26.083cm">
          <table:table table:template-name="default" table:use-first-row-styles="true" table:use-banding-rows-styles="true">
            <table:table-column table:style-name="co6"/>
            <table:table-row table:style-name="ro2">
              <table:table-cell table:style-name="ce1">
                <text:p text:style-name="P1"><text:span text:style-name="T1">Text</text:span></text:p>
              </table:table-cell>
            </table:table-row>
            <table:table-row table:style-name="ro3">
              <table:table-cell table:style-name="ce2">
                <text:p><text:span text:style-name="T2">wholeText: string</text:span></text:p>
              </table:table-cell>
            </table:table-row>
            <table:table-row table:style-name="ro7">
              <table:table-cell table:style-name="ce3">
                <text:p><text:span text:style-name="T2">replaceWholeText(...): Text</text:span></text:p>
                <text:p><text:span text:style-name="T2">splitText(...): Text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3" draw:id="id3" draw:layer="layout" svg:width="5.152cm" svg:height="3.459cm" svg:x="8.203cm" svg:y="20.77cm">
          <table:table table:template-name="default" table:use-first-row-styles="true" table:use-banding-rows-styles="true">
            <table:table-column table:style-name="co7"/>
            <table:table-row table:style-name="ro2">
              <table:table-cell table:style-name="ce1">
                <text:p text:style-name="P1"><text:span text:style-name="T1">Attr</text:span></text:p>
              </table:table-cell>
            </table:table-row>
            <table:table-row table:style-name="ro8">
              <table:table-cell table:style-name="ce2">
                <text:p><text:span text:style-name="T2">name: string;</text:span></text:p>
                <text:p><text:span text:style-name="T2">ownerElement: Element;</text:span></text:p>
                <text:p><text:span text:style-name="T2">specified: boolean;</text:span></text:p>
                <text:p><text:span text:style-name="T2">value: string;</text:span></text:p>
              </table:table-cell>
            </table:table-row>
            <table:table-row table:style-name="ro3">
              <table:table-cell table:style-name="ce3">
                <text:p><text:span text:style-name="T2"><text:s/></text:span></text:p>
              </table:table-cell>
            </table:table-row>
          </table:table>
          <draw:image xlink:href="Pictures/TablePreview8.svm" xlink:type="simple" xlink:show="embed" xlink:actuate="onLoad"/>
        </draw:frame>
        <draw:connector draw:style-name="gr1" draw:text-style-name="P1" draw:layer="layout" svg:x1="5.028cm" svg:y1="7.973cm" svg:x2="5.044cm" svg:y2="6.197cm" draw:start-shape="id1" draw:start-glue-point="0" draw:end-shape="id2" draw:end-glue-point="2" svg:d="m5028 7973v-887h16v-889">
          <text:p/>
        </draw:connector>
        <draw:connector draw:style-name="gr1" draw:text-style-name="P1" draw:layer="layout" draw:line-skew="0.447cm" svg:x1="10.779cm" svg:y1="20.77cm" svg:x2="5.028cm" svg:y2="18.334cm" draw:start-shape="id3" draw:end-shape="id1" draw:end-glue-point="2" svg:d="m10779 20770v-770h-5751v-1666">
          <text:p/>
        </draw:connector>
        <draw:connector draw:style-name="gr1" draw:text-style-name="P1" draw:layer="layout" draw:line-skew="0.463cm" svg:x1="4.245cm" svg:y1="20.739cm" svg:x2="5.028cm" svg:y2="18.334cm" draw:start-shape="id4" draw:start-glue-point="0" draw:end-shape="id1" draw:end-glue-point="2" svg:d="m4245 20739v-739h783v-1666">
          <text:p/>
        </draw:connector>
        <draw:connector draw:style-name="gr1" draw:text-style-name="P1" draw:layer="layout" svg:x1="15.056cm" svg:y1="10.555cm" svg:x2="9.022cm" svg:y2="13.153cm" draw:start-shape="id5" draw:start-glue-point="2" draw:end-shape="id1" draw:end-glue-point="1" svg:d="m15056 10555v2598h-6034">
          <text:p/>
        </draw:connector>
        <draw:connector draw:style-name="gr1" draw:text-style-name="P1" draw:layer="layout" svg:x1="21.563cm" svg:y1="5.832cm" svg:x2="19.589cm" svg:y2="5.848cm" draw:start-shape="id6" draw:start-glue-point="3" draw:end-shape="id5" draw:end-glue-point="1" svg:d="m21563 5832h-986v16h-988">
          <text:p/>
        </draw:connector>
        <draw:connector draw:style-name="gr1" draw:text-style-name="P1" draw:layer="layout" svg:x1="19.813cm" svg:y1="15.91cm" svg:x2="9.022cm" svg:y2="13.153cm" draw:start-shape="id7" draw:start-glue-point="0" draw:end-shape="id1" draw:end-glue-point="1" svg:d="m19813 15910v-2757h-10791">
          <text:p/>
        </draw:connector>
        <draw:connector draw:style-name="gr1" draw:text-style-name="P1" draw:layer="layout" svg:x1="4.249cm" svg:y1="26.083cm" svg:x2="4.245cm" svg:y2="24.612cm" draw:start-shape="id8" draw:start-glue-point="0" draw:end-shape="id4" draw:end-glue-point="2" svg:d="m4249 26083v-735h-4v-736">
          <text:p/>
        </draw:connector>
        <draw:frame draw:style-name="standard" xml:id="id9" draw:id="id9" draw:layer="layout" svg:width="6.466cm" svg:height="2.037cm" svg:x="34.286cm" svg:y="1.098cm">
          <table:table table:template-name="default" table:use-first-row-styles="true" table:use-banding-rows-styles="true">
            <table:table-column table:style-name="co8"/>
            <table:table-row table:style-name="ro2">
              <table:table-cell table:style-name="ce1">
                <text:p text:style-name="P1"><text:span text:style-name="T1">HTMLHeadElement</text:span></text:p>
              </table:table-cell>
            </table:table-row>
            <table:table-row table:style-name="ro3">
              <table:table-cell table:style-name="ce2">
                <text:p><text:span text:style-name="T2"><text:s/></text:span></text:p>
              </table:table-cell>
            </table:table-row>
            <table:table-row table:style-name="ro3">
              <table:table-cell table:style-name="ce3"/>
            </table:table-row>
          </table:table>
          <draw:image xlink:href="Pictures/TablePreview9.svm" xlink:type="simple" xlink:show="embed" xlink:actuate="onLoad"/>
        </draw:frame>
        <draw:frame draw:style-name="standard" xml:id="id10" draw:id="id10" draw:layer="layout" svg:width="6.466cm" svg:height="2.037cm" svg:x="34.313cm" svg:y="3.783cm">
          <table:table table:template-name="default" table:use-first-row-styles="true" table:use-banding-rows-styles="true">
            <table:table-column table:style-name="co8"/>
            <table:table-row table:style-name="ro2">
              <table:table-cell table:style-name="ce1">
                <text:p text:style-name="P1"><text:span text:style-name="T1">HTMLBodyElement</text:span></text:p>
              </table:table-cell>
            </table:table-row>
            <table:table-row table:style-name="ro3">
              <table:table-cell table:style-name="ce2">
                <text:p><text:span text:style-name="T2"><text:s/></text:span></text:p>
              </table:table-cell>
            </table:table-row>
            <table:table-row table:style-name="ro3">
              <table:table-cell table:style-name="ce3"/>
            </table:table-row>
          </table:table>
          <draw:image xlink:href="Pictures/TablePreview10.svm" xlink:type="simple" xlink:show="embed" xlink:actuate="onLoad"/>
        </draw:frame>
        <draw:frame draw:style-name="standard" xml:id="id11" draw:id="id11" draw:layer="layout" svg:width="6.466cm" svg:height="2.037cm" svg:x="34.328cm" svg:y="6.664cm">
          <table:table table:template-name="default" table:use-first-row-styles="true" table:use-banding-rows-styles="true">
            <table:table-column table:style-name="co8"/>
            <table:table-row table:style-name="ro2">
              <table:table-cell table:style-name="ce1">
                <text:p text:style-name="P1"><text:span text:style-name="T1">HTMLDivElement</text:span></text:p>
              </table:table-cell>
            </table:table-row>
            <table:table-row table:style-name="ro3">
              <table:table-cell table:style-name="ce2">
                <text:p><text:span text:style-name="T2"><text:s/></text:span></text:p>
              </table:table-cell>
            </table:table-row>
            <table:table-row table:style-name="ro3">
              <table:table-cell table:style-name="ce3"/>
            </table:table-row>
          </table:table>
          <draw:image xlink:href="Pictures/TablePreview11.svm" xlink:type="simple" xlink:show="embed" xlink:actuate="onLoad"/>
        </draw:frame>
        <draw:frame draw:style-name="standard" xml:id="id12" draw:id="id12" draw:layer="layout" svg:width="6.466cm" svg:height="3.223cm" svg:x="34.313cm" svg:y="9.513cm">
          <table:table table:template-name="default" table:use-first-row-styles="true" table:use-banding-rows-styles="true">
            <table:table-column table:style-name="co8"/>
            <table:table-row table:style-name="ro2">
              <table:table-cell table:style-name="ce1">
                <text:p text:style-name="P1"><text:span text:style-name="T1">HTMLInputElement</text:span></text:p>
              </table:table-cell>
            </table:table-row>
            <table:table-row table:style-name="ro9">
              <table:table-cell table:style-name="ce2">
                <text:p><text:span text:style-name="T2">name: string</text:span></text:p>
                <text:p><text:span text:style-name="T2">value: string</text:span></text:p>
                <text:p><text:span text:style-name="T2">type: string</text:span></text:p>
              </table:table-cell>
            </table:table-row>
            <table:table-row table:style-name="ro9">
              <table:table-cell table:style-name="ce3">
                <text:p><text:span text:style-name="T2">checkValidity(): boolean </text:span></text:p>
              </table:table-cell>
            </table:table-row>
          </table:table>
          <draw:image xlink:href="Pictures/TablePreview12.svm" xlink:type="simple" xlink:show="embed" xlink:actuate="onLoad"/>
        </draw:frame>
        <draw:connector draw:style-name="gr2" draw:text-style-name="P1" draw:layer="layout" svg:x1="34.286cm" svg:y1="2.116cm" svg:x2="30.628cm" svg:y2="5.832cm" draw:start-shape="id9" draw:start-glue-point="3" draw:end-shape="id6" draw:end-glue-point="1" svg:d="m34286 2116h-1828v3716h-1830">
          <text:p/>
        </draw:connector>
        <draw:connector draw:style-name="gr2" draw:text-style-name="P1" draw:layer="layout" draw:line-skew="0.029cm" svg:x1="34.313cm" svg:y1="4.801cm" svg:x2="30.628cm" svg:y2="5.832cm" draw:start-shape="id10" draw:start-glue-point="3" draw:end-shape="id6" draw:end-glue-point="1" svg:d="m34313 4801h-1813v1031h-1872">
          <text:p/>
        </draw:connector>
        <draw:connector draw:style-name="gr2" draw:text-style-name="P1" draw:layer="layout" draw:line-skew="0.021cm" svg:x1="34.328cm" svg:y1="7.682cm" svg:x2="30.628cm" svg:y2="5.832cm" draw:start-shape="id11" draw:end-shape="id6" draw:end-glue-point="1" svg:d="m34328 7682h-1828v-1850h-1872">
          <text:p/>
        </draw:connector>
        <draw:connector draw:style-name="gr2" draw:text-style-name="P1" draw:layer="layout" svg:x1="34.313cm" svg:y1="11.124cm" svg:x2="30.628cm" svg:y2="5.832cm" draw:start-shape="id12" draw:end-shape="id6" draw:end-glue-point="1" svg:d="m34313 11124h-1842v-5292h-1843">
          <text:p/>
        </draw:connector>
        <draw:frame draw:style-name="standard" xml:id="id13" draw:id="id13" draw:layer="layout" svg:width="11.499cm" svg:height="2.985cm" svg:x="26.755cm" svg:y="19.158cm">
          <table:table table:template-name="default" table:use-first-row-styles="true" table:use-banding-rows-styles="true">
            <table:table-column table:style-name="co9"/>
            <table:table-row table:style-name="ro2">
              <table:table-cell table:style-name="ce1">
                <text:p text:style-name="P1"><text:span text:style-name="T1">HTMLCanvasElement</text:span></text:p>
              </table:table-cell>
            </table:table-row>
            <table:table-row table:style-name="ro7">
              <table:table-cell table:style-name="ce2">
                <text:p><text:span text:style-name="T2">width: number</text:span></text:p>
                <text:p><text:span text:style-name="T2">height: number</text:span></text:p>
              </table:table-cell>
            </table:table-row>
            <table:table-row table:style-name="ro7">
              <table:table-cell table:style-name="ce3">
                <text:p><text:span text:style-name="T2">getContext(...): CanvasRenderingContext </text:span></text:p>
                <text:p><text:span text:style-name="T2">toDataURL(...): string</text:span></text:p>
              </table:table-cell>
            </table:table-row>
          </table:table>
          <draw:image xlink:href="Pictures/TablePreview13.svm" xlink:type="simple" xlink:show="embed" xlink:actuate="onLoad"/>
        </draw:frame>
        <draw:connector draw:style-name="gr2" draw:text-style-name="P1" draw:layer="layout" svg:x1="32.504cm" svg:y1="19.158cm" svg:x2="30.628cm" svg:y2="5.832cm" draw:start-shape="id13" draw:end-shape="id6" draw:end-glue-point="1" svg:d="m32504 19158v-13326h-1876">
          <text:p/>
        </draw:connector>
        <draw:frame draw:style-name="standard" xml:id="id15" draw:id="id15" draw:layer="layout" svg:width="6.466cm" svg:height="3.933cm" svg:x="34.315cm" svg:y="13.768cm">
          <table:table table:template-name="default" table:use-first-row-styles="true" table:use-banding-rows-styles="true">
            <table:table-column table:style-name="co8"/>
            <table:table-row table:style-name="ro2">
              <table:table-cell table:style-name="ce1">
                <text:p text:style-name="P1"><text:span text:style-name="T1">HTMLFormElement</text:span></text:p>
              </table:table-cell>
            </table:table-row>
            <table:table-row table:style-name="ro4">
              <table:table-cell table:style-name="ce2">
                <text:p><text:span text:style-name="T2">name: string</text:span></text:p>
                <text:p><text:span text:style-name="T2">action: string</text:span></text:p>
                <text:p><text:span text:style-name="T2">method: string</text:span></text:p>
              </table:table-cell>
            </table:table-row>
            <table:table-row table:style-name="ro3">
              <table:table-cell table:style-name="ce3">
                <text:p><text:span text:style-name="T2">checkValidity(): boolean</text:span></text:p>
                <text:p><text:span text:style-name="T2">reset() : void</text:span></text:p>
                <text:p><text:span text:style-name="T2">submit() : void <text:s/>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xml:id="id14" draw:id="id14" draw:layer="layout" svg:width="3.444cm" svg:height="0.687cm" svg:x="3.323cm" svg:y="1.213cm">
          <table:table table:template-name="default" table:use-first-row-styles="true" table:use-banding-rows-styles="true">
            <table:table-column table:style-name="co10"/>
            <table:table-row table:style-name="ro2">
              <table:table-cell table:style-name="ce1">
                <text:p text:style-name="P1"><text:span text:style-name="T1">Object</text:span></text:p>
              </table:table-cell>
            </table:table-row>
          </table:table>
          <draw:image xlink:href="Pictures/TablePreview15.svm" xlink:type="simple" xlink:show="embed" xlink:actuate="onLoad"/>
        </draw:frame>
        <draw:connector draw:style-name="gr2" draw:text-style-name="P1" draw:layer="layout" svg:x1="5.044cm" svg:y1="3.212cm" svg:x2="5.045cm" svg:y2="1.9cm" draw:start-shape="id2" draw:start-glue-point="0" draw:end-shape="id14" draw:end-glue-point="2" svg:d="m5044 3212v-655h1v-657">
          <text:p/>
        </draw:connector>
        <draw:frame draw:style-name="standard" xml:id="id16" draw:id="id16" draw:layer="layout" svg:width="6.466cm" svg:height="3.459cm" svg:x="24.093cm" svg:y="11.148cm">
          <table:table table:template-name="default" table:use-first-row-styles="true" table:use-banding-rows-styles="true">
            <table:table-column table:style-name="co8"/>
            <table:table-row table:style-name="ro2">
              <table:table-cell table:style-name="ce1">
                <text:p text:style-name="P1"><text:span text:style-name="T1">HTMLImageElement</text:span></text:p>
              </table:table-cell>
            </table:table-row>
            <table:table-row table:style-name="ro8">
              <table:table-cell table:style-name="ce2">
                <text:p><text:span text:style-name="T2">complete: boolean</text:span></text:p>
                <text:p><text:span text:style-name="T2">width: number</text:span></text:p>
                <text:p><text:span text:style-name="T2">height: number</text:span></text:p>
                <text:p><text:span text:style-name="T2">src: string</text:span></text:p>
              </table:table-cell>
            </table:table-row>
            <table:table-row table:style-name="ro3">
              <table:table-cell table:style-name="ce3">
                <text:p><text:span text:style-name="T2"><text:s/></text:span></text:p>
              </table:table-cell>
            </table:table-row>
          </table:table>
          <draw:image xlink:href="Pictures/TablePreview16.svm" xlink:type="simple" xlink:show="embed" xlink:actuate="onLoad"/>
        </draw:frame>
        <draw:connector draw:style-name="gr1" draw:text-style-name="P1" draw:layer="layout" svg:x1="34.315cm" svg:y1="15.734cm" svg:x2="30.628cm" svg:y2="5.832cm" draw:start-shape="id15" draw:start-glue-point="3" draw:end-shape="id6" svg:d="m34315 15734h-1843v-9902h-1844">
          <text:p/>
        </draw:connector>
        <draw:connector draw:style-name="gr1" draw:text-style-name="P1" draw:layer="layout" draw:line-skew="1.362cm" svg:x1="30.559cm" svg:y1="12.877cm" svg:x2="30.628cm" svg:y2="5.832cm" draw:start-shape="id16" draw:end-shape="id6" draw:end-glue-point="1" svg:d="m30559 12877h1941v-7045h-1872">
          <text:p/>
        </draw:connector>
        <draw:frame draw:style-name="gr3" draw:text-style-name="P2" draw:layer="layout" svg:width="5.8cm" svg:height="2.066cm" svg:x="35cm" svg:y="26.534cm">
          <draw:image xlink:href="Pictures/2000005D0000234900000C9434EDA1D6.svm" xlink:type="simple" xlink:show="embed" xlink:actuate="onLoad">
            <text:p/>
          </draw:image>
        </draw:frame>
        <draw:frame draw:style-name="gr4" draw:text-style-name="P4" draw:layer="layout" svg:width="14.5cm" svg:height="5.407cm" svg:x="26.5cm" svg:y="23.131cm">
          <draw:text-box>
            <text:p text:style-name="P3"><text:span text:style-name="T3">DOM - Klassenhierarchie</text:span></text:p>
            <text:p text:style-name="P3"><text:span text:style-name="T4">Unvollständige Darstellung einer Auswahl an Klassen, Attributen und Methoden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©2017 Prof. Dipl.-Ing. Dell'Oro-Fried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ienende_20_1" draw:display-name="Linienende 1" svg:viewBox="0 0 1122 2243" svg:d="m0 2108v17 17l12 42 30 34 38 21 43 4 29-8 30-21 25-26 13-34 343-1532 339 1520 13 42 29 34 39 21 42 4 42-12 34-30 21-42v-39-12l-4 4-440-1998-9-42-25-39-38-25-43-8-42 8-38 25-26 39-8 42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4H45M10S</meta:editing-duration>
    <meta:editing-cycles>17</meta:editing-cycles>
    <meta:generator>OpenOffice.org/3.3$Win32 OpenOffice.org_project/330m20$Build-9567</meta:generator>
    <dc:date>2017-03-21T09:29:55.89</dc:date>
    <dc:creator>Jirka Dell'Oro-Friedl</dc:creator>
    <meta:document-statistic meta:object-count="33"/>
  </office:meta>
</office:document-meta>
</file>